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b4c7dc" fo:border="0.74pt solid #000000"/>
    </style:style>
    <style:style style:name="ce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4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nos percorridos</text:p>
          </table:table-cell>
          <table:table-cell office:value-type="string" calcext:value-type="string">
            <text:p>nos expandidos</text:p>
          </table:table-cell>
          <table:table-cell office:value-type="string" calcext:value-type="string">
            <text:p>nos gerado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lank spots</text:p>
          </table:table-cell>
          <table:table-cell table:number-columns-repeated="3"/>
          <table:table-cell table:style-name="ce2"/>
          <table:table-cell table:style-name="ce2" office:value-type="string" calcext:value-type="string">
            <text:p>Nós Percorridos</text:p>
          </table:table-cell>
          <table:table-cell table:style-name="ce2" office:value-type="string" calcext:value-type="string">
            <text:p>Nós Expandidos</text:p>
          </table:table-cell>
          <table:table-cell table:style-name="ce2" office:value-type="string" calcext:value-type="string">
            <text:p>Nós Gerados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Espaços vazios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29" calcext:value-type="float">
            <text:p>329</text:p>
          </table:table-cell>
          <table:table-cell office:value-type="float" office:value="0.0078918" calcext:value-type="float">
            <text:p>0.0078918</text:p>
          </table:table-cell>
          <table:table-cell office:value-type="float" office:value="42" calcext:value-type="float" table:number-columns-spanned="1" table:number-rows-spanned="4">
            <text:p>42</text:p>
          </table:table-cell>
          <table:table-cell table:number-columns-repeated="3"/>
          <table:table-cell table:style-name="ce3" office:value-type="string" calcext:value-type="string">
            <text:p>BFS</text:p>
          </table:table-cell>
          <table:table-cell table:style-name="ce5" table:formula="of:=AVERAGE([.B2];[.B7];[.B12];[.B17];[.B22])" office:value-type="float" office:value="216" calcext:value-type="float">
            <text:p>216</text:p>
          </table:table-cell>
          <table:table-cell table:style-name="ce5" table:formula="of:=AVERAGE([.C2];[.C7];[.C12];[.C17];[.C22])" office:value-type="float" office:value="217" calcext:value-type="float">
            <text:p>217</text:p>
          </table:table-cell>
          <table:table-cell table:style-name="ce5" table:formula="of:=AVERAGE([.D2];[.D7];[.D12];[.D17];[.D22])" office:value-type="float" office:value="223.8" calcext:value-type="float">
            <text:p>223.8</text:p>
          </table:table-cell>
          <table:table-cell table:style-name="ce5" table:formula="of:=AVERAGE([.E2];[.E7];[.E12];[.E17];[.E22])" office:value-type="float" office:value="0.00607756" calcext:value-type="float">
            <text:p>0.00607756</text:p>
          </table:table-cell>
          <table:table-cell table:style-name="ce5" table:formula="of:=AVERAGE([.F2];[.F7];[.F12];[.F17];[.F22])" office:value-type="float" office:value="42" calcext:value-type="float" table:number-columns-spanned="1" table:number-rows-spanned="4">
            <text:p>42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0.0022728" calcext:value-type="float">
            <text:p>0.0022728</text:p>
          </table:table-cell>
          <table:covered-table-cell/>
          <table:table-cell table:number-columns-repeated="3"/>
          <table:table-cell table:style-name="ce2" office:value-type="string" calcext:value-type="string">
            <text:p>DFS</text:p>
          </table:table-cell>
          <table:table-cell table:style-name="ce6" table:formula="of:=AVERAGE([.B3];[.B8];[.B13];[.B18];[.B23])" office:value-type="float" office:value="56.2" calcext:value-type="float">
            <text:p>56.2</text:p>
          </table:table-cell>
          <table:table-cell table:style-name="ce6" table:formula="of:=AVERAGE([.C3];[.C8];[.C13];[.C18];[.C23])" office:value-type="float" office:value="57.2" calcext:value-type="float">
            <text:p>57.2</text:p>
          </table:table-cell>
          <table:table-cell table:style-name="ce6" table:formula="of:=AVERAGE([.D3];[.D8];[.D13];[.D18];[.D23])" office:value-type="float" office:value="59.6" calcext:value-type="float">
            <text:p>59.6</text:p>
          </table:table-cell>
          <table:table-cell table:style-name="ce6" table:formula="of:=AVERAGE([.E3];[.E8];[.E13];[.E18];[.E23])" office:value-type="float" office:value="0.00213782" calcext:value-type="float">
            <text:p>0.00213782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0.0030441" calcext:value-type="float">
            <text:p>0.0030441</text:p>
          </table:table-cell>
          <table:covered-table-cell/>
          <table:table-cell table:number-columns-repeated="3"/>
          <table:table-cell table:style-name="ce3" office:value-type="string" calcext:value-type="string">
            <text:p>GREEDY</text:p>
          </table:table-cell>
          <table:table-cell table:style-name="ce5" table:formula="of:=AVERAGE([.B4];[.B9];[.B14];[.B19];[.B24])" office:value-type="float" office:value="55.6" calcext:value-type="float">
            <text:p>55.6</text:p>
          </table:table-cell>
          <table:table-cell table:style-name="ce5" table:formula="of:=AVERAGE([.C4];[.C9];[.C14];[.C19];[.C24])" office:value-type="float" office:value="56.6" calcext:value-type="float">
            <text:p>56.6</text:p>
          </table:table-cell>
          <table:table-cell table:style-name="ce5" table:formula="of:=AVERAGE([.D4];[.D9];[.D14];[.D19];[.D24])" office:value-type="float" office:value="60.4" calcext:value-type="float">
            <text:p>60.4</text:p>
          </table:table-cell>
          <table:table-cell table:style-name="ce5" table:formula="of:=AVERAGE([.E4];[.E9];[.E14];[.E19];[.E24])" office:value-type="float" office:value="0.00242244" calcext:value-type="float">
            <text:p>0.00242244</text:p>
          </table:table-cell>
          <table:covered-table-cell table:style-name="ce8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0.0042352" calcext:value-type="float">
            <text:p>0.0042352</text:p>
          </table:table-cell>
          <table:covered-table-cell/>
          <table:table-cell table:number-columns-repeated="3"/>
          <table:table-cell table:style-name="ce2" office:value-type="string" calcext:value-type="string">
            <text:p>A*</text:p>
          </table:table-cell>
          <table:table-cell table:style-name="ce6" table:formula="of:=AVERAGE([.B5];[.B10];[.B15];[.B20];[.B25])" office:value-type="float" office:value="69.8" calcext:value-type="float">
            <text:p>69.8</text:p>
          </table:table-cell>
          <table:table-cell table:style-name="ce6" table:formula="of:=AVERAGE([.C5];[.C10];[.C15];[.C20];[.C25])" office:value-type="float" office:value="70.8" calcext:value-type="float">
            <text:p>70.8</text:p>
          </table:table-cell>
          <table:table-cell table:style-name="ce6" table:formula="of:=AVERAGE([.D5];[.D10];[.D15];[.D20];[.D25])" office:value-type="float" office:value="75.6" calcext:value-type="float">
            <text:p>75.6</text:p>
          </table:table-cell>
          <table:table-cell table:style-name="ce6" table:formula="of:=AVERAGE([.E5];[.E10];[.E15];[.E20];[.E25])" office:value-type="float" office:value="0.0031113" calcext:value-type="float">
            <text:p>0.0031113</text:p>
          </table:table-cell>
          <table:covered-table-cell table:style-name="ce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office:value-type="float" office:value="0.0107254" calcext:value-type="float">
            <text:p>0.0107254</text:p>
          </table:table-cell>
          <table:table-cell office:value-type="float" office:value="42" calcext:value-type="float" table:number-columns-spanned="1" table:number-rows-spanned="4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0.0018284" calcext:value-type="float">
            <text:p>0.0018284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0.0020687" calcext:value-type="float">
            <text:p>0.0020687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0.0033221" calcext:value-type="float">
            <text:p>0.0033221</text:p>
          </table:table-cell>
          <table:covered-table-cell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.0033304" calcext:value-type="float">
            <text:p>0.0033304</text:p>
          </table:table-cell>
          <table:table-cell office:value-type="float" office:value="42" calcext:value-type="float" table:number-columns-spanned="1" table:number-rows-spanned="4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0.0023894" calcext:value-type="float">
            <text:p>0.0023894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0.0020809" calcext:value-type="float">
            <text:p>0.0020809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0.0022841" calcext:value-type="float">
            <text:p>0.0022841</text:p>
          </table:table-cell>
          <table:covered-table-cell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0.0056736" calcext:value-type="float">
            <text:p>0.0056736</text:p>
          </table:table-cell>
          <table:table-cell office:value-type="float" office:value="42" calcext:value-type="float" table:number-columns-spanned="1" table:number-rows-spanned="4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0.0016181" calcext:value-type="float">
            <text:p>0.0016181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0.0024011" calcext:value-type="float">
            <text:p>0.0024011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0.0025947" calcext:value-type="float">
            <text:p>0.0025947</text:p>
          </table:table-cell>
          <table:covered-table-cell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0.0027666" calcext:value-type="float">
            <text:p>0.0027666</text:p>
          </table:table-cell>
          <table:table-cell office:value-type="float" office:value="42" calcext:value-type="float" table:number-columns-spanned="1" table:number-rows-spanned="4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0.0025804" calcext:value-type="float">
            <text:p>0.0025804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0.0025174" calcext:value-type="float">
            <text:p>0.0025174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0.0031204" calcext:value-type="float">
            <text:p>0.0031204</text:p>
          </table:table-cell>
          <table:covered-table-cell/>
          <table:table-cell table:number-columns-repeated="9"/>
        </table:table-row>
        <table:table-row table:style-name="ro1" table:number-rows-repeated="10485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5:21:43.515000672</meta:creation-date>
    <dc:date>2022-06-17T16:37:40.876001968</dc:date>
    <meta:editing-duration>PT46S</meta:editing-duration>
    <meta:editing-cycles>1</meta:editing-cycles>
    <meta:document-statistic meta:table-count="1" meta:cell-count="136" meta:object-count="0"/>
    <meta:generator>LibreOffice/7.2.7.2$Linux_X86_64 LibreOffice_project/20$Build-2</meta:generator>
  </office:meta>
</office:document-meta>
</file>